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size="12pt" fo:font-weight="normal" officeooo:rsid="000fbeda" officeooo:paragraph-rsid="000fbeda" style:font-size-asian="10.5pt" style:font-weight-asian="normal" style:font-size-complex="12pt" style:font-weight-complex="normal"/>
    </style:style>
    <style:style style:name="P2" style:family="paragraph" style:parent-style-name="Standard">
      <style:text-properties style:font-name="arial" fo:font-size="12pt" fo:font-weight="normal" officeooo:rsid="00170a92" officeooo:paragraph-rsid="00170a92" style:font-size-asian="10.5pt" style:font-weight-asian="normal" style:font-size-complex="12pt" style:font-weight-complex="normal"/>
    </style:style>
    <style:style style:name="P3" style:family="paragraph" style:parent-style-name="Standard">
      <style:text-properties style:font-name="arial" fo:font-size="12pt" fo:font-weight="normal" officeooo:rsid="001a722d" officeooo:paragraph-rsid="001a722d" style:font-size-asian="10.5pt" style:font-weight-asian="normal" style:font-size-complex="12pt" style:font-weight-complex="normal"/>
    </style:style>
    <style:style style:name="P4" style:family="paragraph" style:parent-style-name="Standard">
      <style:text-properties style:font-name="arial" fo:font-size="12pt" fo:font-weight="normal" officeooo:rsid="001baaa2" officeooo:paragraph-rsid="001baaa2" style:font-size-asian="10.5pt" style:font-weight-asian="normal" style:font-size-complex="12pt" style:font-weight-complex="normal"/>
    </style:style>
    <style:style style:name="P5" style:family="paragraph" style:parent-style-name="Standard">
      <style:text-properties style:font-name="arial" fo:font-size="12pt" fo:font-weight="normal" officeooo:rsid="001d56a0" officeooo:paragraph-rsid="001d56a0" style:font-size-asian="10.5pt" style:font-weight-asian="normal" style:font-size-complex="12pt" style:font-weight-complex="normal"/>
    </style:style>
    <style:style style:name="P6" style:family="paragraph" style:parent-style-name="Standard">
      <style:text-properties style:font-name="arial" fo:font-size="18pt" fo:font-weight="bold" officeooo:rsid="001ffbee" officeooo:paragraph-rsid="001ffbee" style:font-size-asian="18pt" style:font-weight-asian="bold" style:font-size-complex="18pt" style:font-weight-complex="bold"/>
    </style:style>
    <style:style style:name="P7" style:family="paragraph" style:parent-style-name="Standard">
      <style:text-properties style:font-name="arial" fo:font-size="18pt" fo:language="es" fo:country="CR" fo:font-weight="bold" officeooo:rsid="000fbeda" officeooo:paragraph-rsid="000fbeda" style:font-size-asian="18pt" style:font-weight-asian="bold" style:font-size-complex="18pt" style:font-weight-complex="bold"/>
    </style:style>
    <style:style style:name="P8" style:family="paragraph" style:parent-style-name="Standard">
      <style:text-properties style:font-name="arial" fo:font-size="12pt" fo:language="es" fo:country="CR" fo:font-weight="normal" officeooo:rsid="000fbeda" officeooo:paragraph-rsid="000fbeda" style:font-size-asian="10.5pt" style:font-weight-asian="normal" style:font-size-complex="12pt" style:font-weight-complex="normal"/>
    </style:style>
    <style:style style:name="P9" style:family="paragraph" style:parent-style-name="Standard">
      <style:text-properties style:font-name="arial" fo:font-size="12pt" fo:language="es" fo:country="CR" fo:font-weight="normal" officeooo:rsid="001017d3" officeooo:paragraph-rsid="000fbeda" style:font-size-asian="10.5pt" style:font-weight-asian="normal" style:font-size-complex="12pt" style:font-weight-complex="normal"/>
    </style:style>
    <style:style style:name="P10" style:family="paragraph" style:parent-style-name="Standard">
      <style:text-properties style:font-name="arial" fo:font-size="12pt" fo:language="es" fo:country="CR" fo:font-weight="normal" officeooo:rsid="001017d3" officeooo:paragraph-rsid="001017d3" style:font-size-asian="10.5pt" style:font-weight-asian="normal" style:font-size-complex="12pt" style:font-weight-complex="normal"/>
    </style:style>
    <style:style style:name="P11" style:family="paragraph" style:parent-style-name="Standard">
      <style:text-properties style:font-name="arial" fo:font-size="12pt" fo:language="es" fo:country="CR" fo:font-weight="normal" officeooo:rsid="00135f13" officeooo:paragraph-rsid="00135f13" style:font-size-asian="10.5pt" style:font-weight-asian="normal" style:font-size-complex="12pt" style:font-weight-complex="normal"/>
    </style:style>
    <style:style style:name="P12" style:family="paragraph" style:parent-style-name="Standard">
      <style:text-properties style:font-name="arial" fo:font-size="12pt" fo:language="es" fo:country="CR" fo:font-weight="normal" officeooo:rsid="0015310d" officeooo:paragraph-rsid="0015310d" style:font-size-asian="10.5pt" style:font-weight-asian="normal" style:font-size-complex="12pt" style:font-weight-complex="normal"/>
    </style:style>
    <style:style style:name="P13" style:family="paragraph" style:parent-style-name="Standard">
      <style:text-properties style:font-name="arial" fo:font-size="12pt" fo:language="es" fo:country="CR" fo:font-weight="normal" officeooo:rsid="00170a92" officeooo:paragraph-rsid="00170a92" style:font-size-asian="10.5pt" style:font-weight-asian="normal" style:font-size-complex="12pt" style:font-weight-complex="normal"/>
    </style:style>
    <style:style style:name="P14" style:family="paragraph" style:parent-style-name="Standard">
      <style:text-properties style:font-name="arial" fo:font-size="12pt" fo:language="es" fo:country="CR" fo:font-weight="normal" officeooo:rsid="0016d93e" officeooo:paragraph-rsid="0016d93e" style:font-size-asian="10.5pt" style:font-weight-asian="normal" style:font-size-complex="12pt" style:font-weight-complex="normal"/>
    </style:style>
    <style:style style:name="P15" style:family="paragraph" style:parent-style-name="Standard">
      <style:text-properties style:font-name="arial" fo:font-size="12pt" fo:language="es" fo:country="CR" fo:font-weight="normal" officeooo:rsid="001a722d" officeooo:paragraph-rsid="001a722d" style:font-size-asian="10.5pt" style:font-weight-asian="normal" style:font-size-complex="12pt" style:font-weight-complex="normal"/>
    </style:style>
    <style:style style:name="P16" style:family="paragraph" style:parent-style-name="Standard">
      <style:text-properties style:font-name="arial" fo:font-size="12pt" fo:language="es" fo:country="CR" fo:font-weight="normal" officeooo:rsid="001d8182" officeooo:paragraph-rsid="001a722d" style:font-size-asian="10.5pt" style:font-weight-asian="normal" style:font-size-complex="12pt" style:font-weight-complex="normal"/>
    </style:style>
    <style:style style:name="P17" style:family="paragraph" style:parent-style-name="Standard">
      <style:text-properties style:font-name="arial" fo:font-size="12pt" fo:language="es" fo:country="CR" fo:font-weight="normal" officeooo:rsid="001d8182" officeooo:paragraph-rsid="001d56a0" style:font-size-asian="10.5pt" style:font-weight-asian="normal" style:font-size-complex="12pt" style:font-weight-complex="normal"/>
    </style:style>
    <style:style style:name="P18" style:family="paragraph" style:parent-style-name="Standard">
      <style:text-properties style:font-name="arial" fo:font-size="12pt" fo:language="es" fo:country="CR" fo:font-weight="normal" officeooo:rsid="001d8182" officeooo:paragraph-rsid="001baaa2" style:font-size-asian="10.5pt" style:font-weight-asian="normal" style:font-size-complex="12pt" style:font-weight-complex="normal"/>
    </style:style>
    <style:style style:name="P19" style:family="paragraph" style:parent-style-name="Standard">
      <style:text-properties style:font-name="arial" fo:font-size="12pt" fo:language="es" fo:country="CR" fo:font-weight="normal" officeooo:rsid="001ffbee" officeooo:paragraph-rsid="001ffbee" style:font-size-asian="10.5pt" style:font-weight-asian="normal" style:font-size-complex="12pt" style:font-weight-complex="normal"/>
    </style:style>
    <style:style style:name="P20" style:family="paragraph" style:parent-style-name="Standard">
      <style:text-properties style:font-name="arial" fo:font-size="12pt" fo:language="es" fo:country="CR" fo:font-weight="normal" officeooo:rsid="00220f80" officeooo:paragraph-rsid="00220f80" style:font-size-asian="10.5pt" style:font-weight-asian="normal" style:font-size-complex="12pt" style:font-weight-complex="normal"/>
    </style:style>
    <style:style style:name="P21" style:family="paragraph" style:parent-style-name="Standard">
      <style:text-properties style:font-name="arial" fo:font-size="18pt" fo:language="es" fo:country="CR" fo:font-weight="bold" officeooo:rsid="00135f13" officeooo:paragraph-rsid="00135f13" style:font-size-asian="18pt" style:font-weight-asian="bold" style:font-size-complex="18pt" style:font-weight-complex="bold"/>
    </style:style>
    <style:style style:name="P22" style:family="paragraph" style:parent-style-name="Standard">
      <style:text-properties style:font-name="arial" fo:font-size="18pt" fo:language="es" fo:country="CR" fo:font-weight="bold" officeooo:rsid="00170a92" officeooo:paragraph-rsid="00170a92" style:font-size-asian="18pt" style:font-weight-asian="bold" style:font-size-complex="18pt" style:font-weight-complex="bold"/>
    </style:style>
    <style:style style:name="P23" style:family="paragraph" style:parent-style-name="Standard">
      <style:text-properties style:font-name="arial" fo:font-size="18pt" fo:language="es" fo:country="CR" fo:font-weight="bold" officeooo:rsid="001a722d" officeooo:paragraph-rsid="001a722d" style:font-size-asian="18pt" style:font-weight-asian="bold" style:font-size-complex="18pt" style:font-weight-complex="bold"/>
    </style:style>
    <style:style style:name="P24" style:family="paragraph" style:parent-style-name="Standard">
      <style:text-properties style:font-name="arial" fo:font-size="18pt" fo:language="es" fo:country="CR" fo:font-weight="bold" officeooo:rsid="00238774" officeooo:paragraph-rsid="00238774" style:font-size-asian="18pt" style:font-weight-asian="bold" style:font-size-complex="18pt" style:font-weight-complex="bold"/>
    </style:style>
    <style:style style:name="T1" style:family="text">
      <style:text-properties fo:language="es" fo:country="CR"/>
    </style:style>
    <style:style style:name="T2" style:family="text">
      <style:text-properties fo:language="es" fo:country="CR" officeooo:rsid="001017d3"/>
    </style:style>
    <style:style style:name="T3" style:family="text">
      <style:text-properties fo:language="es" fo:country="CR" officeooo:rsid="00119581"/>
    </style:style>
    <style:style style:name="T4" style:family="text">
      <style:text-properties fo:language="es" fo:country="CR" officeooo:rsid="001d8182"/>
    </style:style>
    <style:style style:name="T5" style:family="text">
      <style:text-properties fo:language="es" fo:country="CR" officeooo:rsid="001e1caf"/>
    </style:style>
    <style:style style:name="T6" style:family="text">
      <style:text-properties fo:font-size="12pt" style:font-size-asian="10.5pt" style:font-size-complex="12pt"/>
    </style:style>
    <style:style style:name="T7" style:family="text">
      <style:text-properties fo:font-size="12pt" fo:font-weight="normal"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Introducción</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7">Metas del proyecto</text:p>
      <text:p text:style-name="P8"/>
      <text:p text:style-name="P1"><text:span text:style-name="T1">a) </text:span><text:span text:style-name="T3">Capacitar cada uno de los integrantes a la herramienta de p</text:span><text:span text:style-name="T1">lanifica</text:span><text:span text:style-name="T3">ción</text:span><text:span text:style-name="T1"> y administr</text:span><text:span text:style-name="T3">ador</text:span><text:span text:style-name="T1"> </text:span><text:span text:style-name="T3">de</text:span><text:span text:style-name="T1"> proyecto</text:span><text:span text:style-name="T3">s</text:span><text:span text:style-name="T1"> Azure DevOps, con el fin de llevar un orden a la hora de realizar tareas y para mantener la distribución justa de los trabajos. Además, </text:span><text:span text:style-name="T2">servirá de experiencia para los trabajos en empresas donde la utilización de estas herramientas de planificación de proyectos son primordiales.</text:span></text:p>
      <text:p text:style-name="P8"/>
      <text:p text:style-name="P1"><text:span text:style-name="T1">b) </text:span><text:span text:style-name="T3">Motivar y adaptar a los contribuidores del proyecto a u</text:span><text:span text:style-name="T2">tilizar Github como sistema de gestión de proyectos y controlador de versiones, con el fin de </text:span><text:span text:style-name="T3">aprender </text:span><text:span text:style-name="T2">buenas prácticas para el trabajo en equipo y a futuro en empresas.</text:span></text:p>
      <text:p text:style-name="P9"/>
      <text:p text:style-name="P10">c) Tener un producto final competente y agradable para el usuario, que 0dyssey Music Extension logre resolver una necesidad en el usuario final y que este esté satisfecho.</text:p>
      <text:p text:style-name="P10"/>
      <text:p text:style-name="P10">d) Implementar las mejores prácticas de programación en el proyecto, que este tenga código fácil de leer y además que sea re-utilizable.</text:p>
      <text:p text:style-name="P10"/>
      <text:p text:style-name="P10"/>
      <text:p text:style-name="P10"/>
      <text:p text:style-name="P21">Roles y responsabilidades</text:p>
      <text:p text:style-name="P11"/>
      <text:p text:style-name="P11">El líder del grupo será Miguel Mesén, este será el encargado de llevar la arquitectura del proyecto. Además tendrá un rol de programador de backend.</text:p>
      <text:p text:style-name="P12">Los encargados de construir y manejar el frontend serán Gabriel Solano y Adrián Gonzalez, estos serán quienes construyen el GUI y los que realicen los request al API.</text:p>
      <text:p text:style-name="P12">Andrey Zuñiga junto con Miguel Mesén son los que administran la base de datos y quienes construyen el API, son responsables de que todas las request se realicen con éxito y que estén disponibles todos los endpoints.</text:p>
      <text:p text:style-name="P12"/>
      <text:p text:style-name="P12"/>
      <text:p text:style-name="P12"/>
      <text:p text:style-name="P22">Reglas</text:p>
      <text:p text:style-name="P13"/>
      <text:p text:style-name="P14">Los integrantes deben reunirse a una llamada obligatoria cada semana, para reportar el avance que tuvo en el proyecto. No es obligatorio realizar cambio todos los días, pero sí se recomienda no pasar varios días sin estar dentro del código reconociendo los nuevos cambios y el estado actual del proyecto.</text:p>
      <text:p text:style-name="P14"/>
      <text:p text:style-name="P14">Cualquier cambio en un archivo debe ser justificado con un commit en el controlador de versiones, este debe ser funcional y no debe afectar el proceso de los demás integrantes. Es <text:soft-page-break/>recomendable que cuando se va realizar un gran cambio al proyecto que se abra un nuevo branch y que este cambio sea trabajado en el nuevo branch sin peligro de atrasar a los demás.</text:p>
      <text:p text:style-name="P13"/>
      <text:p text:style-name="P2"><text:span text:style-name="T1">Cada tarea debe ser justificada con un nuevo task en Azure DevOps, la misma debe ser respetada y completada. Debe tener al día el estado actual de esta tarea y debe estar asignada a algún integrante, preferiblemente que la persona que crea la tarea sea la misma encargada de completarla.</text:span></text:p>
      <text:p text:style-name="P13"/>
      <text:p text:style-name="P13">Todo código que sea considerado como no lógico debe estar comentado con el formato correcto, el comentario debe describir qué hace esa parte del código. Si el código es tan complejo que es requerido comentar varias partes del código, es muy probable que este sea ineficiente y necesite una reestructuración o se deba plantear la idea nuevamente.</text:p>
      <text:p text:style-name="P13"/>
      <text:p text:style-name="P13"/>
      <text:p text:style-name="P13"/>
      <text:p text:style-name="P23">Cronograma</text:p>
      <text:p text:style-name="P15"/>
      <text:p text:style-name="P3"><text:span text:style-name="T1">Creación de repositorio en Github.<text:tab/><text:tab/><text:tab/><text:tab/><text:tab/><text:tab/></text:span><text:span text:style-name="T4">Gabriel Solano</text:span></text:p>
      <text:p text:style-name="P16"/>
      <text:p text:style-name="P3"><text:span text:style-name="T1">Creación de proyecto en Azure DevOps.<text:tab/><text:tab/><text:tab/><text:tab/><text:tab/></text:span><text:span text:style-name="T4">Gabriel Solano</text:span></text:p>
      <text:p text:style-name="P16"/>
      <text:p text:style-name="P3"><text:span text:style-name="T1">Montar primera estructura de una extensión de chrome.<text:tab/><text:tab/><text:tab/></text:span><text:span text:style-name="T4">Miguel Mesén</text:span></text:p>
      <text:p text:style-name="P16"/>
      <text:p text:style-name="P3"><text:span text:style-name="T1">Alzar un contenedor docker con un servidor de mysql.<text:tab/><text:tab/><text:tab/></text:span><text:span text:style-name="T4">Miguel Mesén</text:span></text:p>
      <text:p text:style-name="P16"/>
      <text:p text:style-name="P3"><text:span text:style-name="T1">Montar una base de datos funcional en mysql.<text:tab/><text:tab/><text:tab/><text:tab/><text:tab/></text:span><text:span text:style-name="T4">Andrey Zuñiga</text:span></text:p>
      <text:p text:style-name="P16"/>
      <text:p text:style-name="P5"><text:span text:style-name="T1">Obtener los permisos de Chrome para realizar algunas actividades.<text:tab/></text:span><text:span text:style-name="T4">Miguel Mesen</text:span></text:p>
      <text:p text:style-name="P17"/>
      <text:p text:style-name="P5"><text:span text:style-name="T1">Cumplir con las politicas de privacidad de Google Chrome.<text:tab/><text:tab/><text:tab/></text:span><text:span text:style-name="T4">Adrian Gonzalez</text:span></text:p>
      <text:p text:style-name="P17"/>
      <text:p text:style-name="P4"><text:span text:style-name="T1">Obtener los credenciales del usuario de Google Chrome.<text:tab/><text:tab/><text:tab/></text:span><text:span text:style-name="T4">Gabriel Solano</text:span></text:p>
      <text:p text:style-name="P18"/>
      <text:p text:style-name="P3"><text:span text:style-name="T1">Crear un API con Javascript y Express.<text:tab/><text:tab/><text:tab/><text:tab/><text:tab/><text:tab/></text:span><text:span text:style-name="T4">Adrian Gonzalez</text:span></text:p>
      <text:p text:style-name="P16"/>
      <text:p text:style-name="P4"><text:span text:style-name="T1">Crear un GUI con Javascript, HTML y CSS.<text:tab/><text:tab/><text:tab/><text:tab/><text:tab/></text:span><text:span text:style-name="T4">Adrian Gonzalez y <text:tab/><text:tab/><text:tab/><text:tab/><text:tab/><text:tab/><text:tab/><text:tab/><text:tab/><text:tab/><text:tab/><text:tab/>Gabriel Solano</text:span></text:p>
      <text:p text:style-name="P18"/>
      <text:p text:style-name="P4"><text:span text:style-name="T1">Conectar el servidor que contiene el api con la base datos.<text:tab/><text:tab/><text:tab/></text:span><text:span text:style-name="T4">Andrey Zuñiga</text:span></text:p>
      <text:p text:style-name="P18"/>
      <text:p text:style-name="P4"><text:span text:style-name="T1">Realizar requests a la base de datos por medio del API.<text:tab/></text:span><text:span text:style-name="T4">|<text:tab/><text:tab/>Miguel Mesén</text:span></text:p>
      <text:p text:style-name="P18"/>
      <text:p text:style-name="P4"><text:span text:style-name="T1">Guardar los credenciales de usuario de Chrome dentro de la base datos.<text:tab/></text:span><text:span text:style-name="T4">Gabriel Solano y<text:tab/><text:tab/><text:tab/><text:tab/><text:tab/><text:tab/><text:tab/><text:tab/><text:tab/><text:tab/><text:tab/><text:tab/>Miguel Mesén</text:span></text:p>
      <text:p text:style-name="P18"/>
      <text:p text:style-name="P4"><text:span text:style-name="T1">Conectarse al API de YouTube.<text:tab/><text:tab/><text:tab/><text:tab/><text:tab/><text:tab/><text:tab/></text:span><text:span text:style-name="T4">Miguel Mesén</text:span></text:p>
      <text:p text:style-name="P18"/>
      <text:p text:style-name="P4"><text:soft-page-break/><text:span text:style-name="T1">Realizar requests al API de YouTube.<text:tab/><text:tab/><text:tab/><text:tab/><text:tab/><text:tab/></text:span><text:span text:style-name="T4">Andrey Zuñiga</text:span></text:p>
      <text:p text:style-name="P18"/>
      <text:p text:style-name="P4"><text:span text:style-name="T1">Reproducir canciones obtenidas de YouTube en la extensión.<text:tab/><text:tab/></text:span><text:span text:style-name="T4">Miguel Mesén y <text:tab/><text:tab/><text:tab/><text:tab/><text:tab/><text:tab/><text:tab/><text:tab/><text:tab/><text:tab/><text:tab/><text:tab/>Gabriel Solano</text:span></text:p>
      <text:p text:style-name="P18"/>
      <text:p text:style-name="P4"><text:span text:style-name="T1">Completar el GUI y que este sea completamente funcional.<text:tab/><text:tab/><text:tab/></text:span><text:span text:style-name="T4">Adrian Gonzalez y<text:tab/><text:tab/><text:tab/><text:tab/><text:tab/><text:tab/><text:tab/><text:tab/><text:tab/><text:tab/><text:tab/><text:tab/>Gabriel Solano</text:span></text:p>
      <text:p text:style-name="P18"/>
      <text:p text:style-name="P4"><text:span text:style-name="T1">Reproducir canciones </text:span><text:span text:style-name="T5">que</text:span><text:span text:style-name="T1"> no exist</text:span><text:span text:style-name="T5">an</text:span><text:span text:style-name="T1"> en la base de datos.</text:span><text:span text:style-name="T4"><text:tab/><text:tab/><text:tab/>Andrey Zuñiga</text:span></text:p>
      <text:p text:style-name="P18"/>
      <text:p text:style-name="P4"><text:span text:style-name="T1">Guardar en la base de datos las canciones no existentes. </text:span><text:span text:style-name="T4"><text:tab/><text:tab/><text:tab/>Miguel Mesén</text:span></text:p>
      <text:p text:style-name="P18"/>
      <text:p text:style-name="P18"/>
      <text:p text:style-name="P18"/>
      <text:p text:style-name="P6"><text:span text:style-name="T4">B</text:span><text:span text:style-name="T1">itácora </text:span></text:p>
      <text:p text:style-name="P1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7T23:15:07.674053360</meta:creation-date>
    <dc:date>2021-01-28T13:49:35.267294894</dc:date>
    <meta:editing-duration>PT1H4M52S</meta:editing-duration>
    <meta:editing-cycles>9</meta:editing-cycles>
    <meta:generator>LibreOffice/6.0.7.3$Linux_X86_64 LibreOffice_project/00m0$Build-3</meta:generator>
    <meta:document-statistic meta:table-count="0" meta:image-count="0" meta:object-count="0" meta:page-count="3" meta:paragraph-count="36" meta:word-count="682" meta:character-count="4208" meta:non-whitespace-character-count="3463"/>
  </office:meta>
</office:document-meta>
</file>